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47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TODO Trin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]/([.F2]+[.G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]/([.F3]+[.G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]/([.F4]+[.G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5]/([.F5]+[.G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6]/([.F6]+[.G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7]/([.F7]+[.G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8]/([.F8]+[.G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9]/([.F9]+[.G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0]/([.F10]+[.G1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([.F11]+[.G1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12]/([.F12]+[.G1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13]/([.F13]+[.G1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4]/([.F14]+[.G1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([.F15]+[.G15])" office:value-type="percentage" office:value="1" calcext:value-type="percentage">
            <text:p>100.00%</text:p>
          </table:table-cell>
          <table:table-cell table:style-name="ce3"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([.F16]+[.G1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([.F17]+[.G1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([.F18]+[.G1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([.F19]+[.G1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0]/([.F20]+[.G2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1]/([.F21]+[.G2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2]/([.F22]+[.G2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23]/([.F23]+[.G2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4]/([.F24]+[.G2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5]/([.F25]+[.G2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6]/([.F26]+[.G2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7]/([.F27]+[.G2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8]/([.F28]+[.G2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29]/([.F29]+[.G2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0]/([.F30]+[.G3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1]/([.F31]+[.G3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([.F32]+[.G3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([.F33]+[.G3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([.F34]+[.G3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35]/([.F35]+[.G3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6]/([.F36]+[.G3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7]/([.F37]+[.G3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8]/([.F38]+[.G3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9]/([.F39]+[.G3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0]/([.F40]+[.G4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1]/([.F41]+[.G4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F42]/([.F42]+[.G4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verifcation cote j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43]/([.F43]+[.G4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44]/([.F44]+[.G4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5]/([.F45]+[.G4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eader.php</text:p>
          </table:table-cell>
          <table:table-cell office:value-type="string" calcext:value-type="string">
            <text:p>header de chaque page</text:p>
          </table:table-cell>
          <table:table-cell office:value-type="string" calcext:value-type="string">
            <text:p>Tahi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6]/([.F46]+[.G4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footer.php</text:p>
          </table:table-cell>
          <table:table-cell office:value-type="string" calcext:value-type="string">
            <text:p>footer de chaque page</text:p>
          </table:table-cell>
          <table:table-cell office:value-type="string" calcext:value-type="string">
            <text:p>Tahi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47]/([.F47]+[.G47])" office:value-type="percentage" office:value="0.714285714285714" calcext:value-type="percentage">
            <text:p>71.43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8]/([.F48]+[.G4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9]/([.F49]+[.G4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0]/([.F50]+[.G5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1]/([.F51]+[.G5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2]/([.F52]+[.G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5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3]/([.F53]+[.G5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6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4]/([.F54]+[.G5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F55]/([.F55]+[.G5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56]/([.F56]+[.G5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9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7]/([.F57]+[.G5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0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8]/([.F58]+[.G5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9]/([.F59]+[.G5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0]/([.F60]+[.G6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1]/([.F61]+[.G6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2]/([.F62]+[.G62])" office:value-type="percentage" office:value="1" calcext:value-type="percentage">
            <text:p>100.00%</text:p>
          </table:table-cell>
          <table:table-cell/>
        </table:table-row>
      </table:table>
      <table:table table:name="Pivot Table_TODO Trinome_1" table:style-name="ta1">
        <table:table-column table:style-name="co5" table:default-cell-style-name="ce8"/>
        <table:table-column table:style-name="co5" table:default-cell-style-name="ce13"/>
        <table:table-column table:style-name="co5" table:default-cell-style-name="ce19"/>
        <table:table-row table:style-name="ro1">
          <table:table-cell table:style-name="ce5"/>
          <table:table-cell table:style-name="ce10" office:value-type="string" calcext:value-type="string">
            <text:p>Data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Sum - TEMPS_PASSE</text:p>
          </table:table-cell>
          <table:table-cell table:style-name="ce17" office:value-type="string" calcext:value-type="string">
            <text:p>Sum - RESTE_A_FAIRE</text:p>
          </table:table-cell>
        </table:table-row>
        <table:table-row table:style-name="ro1">
          <table:table-cell table:style-name="ce7" office:value-type="string" calcext:value-type="string">
            <text:p>Ayman</text:p>
          </table:table-cell>
          <table:table-cell table:style-name="ce12" office:value-type="float" office:value="81" calcext:value-type="float">
            <text:p>81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hina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 office:value-type="float" office:value="319" calcext:value-type="float">
            <text:p>319</text:p>
          </table:table-cell>
          <table:table-cell table:style-name="ce21" office:value-type="float" office:value="5" calcext:value-type="float">
            <text:p>5</text:p>
          </table:table-cell>
        </table:table-row>
      </table:table>
      <table:named-expressions/>
      <table:data-pilot-tables>
        <table:data-pilot-table table:name="DataPilot1" table:application-data="" table:target-range-address="'Pivot Table_TODO Trinome_1'.A1:'Pivot Table_TODO Trinome_1'.C7" table:buttons="'Pivot Table_TODO Trinome_1'.A2 'Pivot Table_TODO Trinome_1'.B1" table:show-filter-button="false" table:drill-down-on-double-click="false">
          <table:source-cell-range table:cell-range-address="'TODO Trinome'.A1:'TODO Trinome'.H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Ayman" table:display="true" table:show-details="true"/>
                <table:data-pilot-member table:name="Noah" table:display="true" table:show-details="true"/>
                <table:data-pilot-member table:name="Tahin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_PASS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_A_FAIR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4:32:34.610153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3T14:41:26.537866826</dc:date>
    <meta:editing-duration>PT46M47S</meta:editing-duration>
    <meta:editing-cycles>15</meta:editing-cycles>
    <meta:document-statistic meta:table-count="2" meta:cell-count="514" meta:object-count="0"/>
  </office:meta>
</office:document-meta>
</file>